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E9AEDCAC.png" manifest:media-type="image/png"/>
  <manifest:file-entry manifest:full-path="Pictures/100002E800000295000002957A47914A.svg" manifest:media-type="image/svg+xml"/>
  <manifest:file-entry manifest:full-path="Pictures/1000000100000019000000198E936B39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rsid="0014ce84" officeooo:paragraph-rsid="0036642b"/>
    </style:style>
    <style:style style:name="P3" style:family="paragraph" style:parent-style-name="Text_20_body">
      <style:text-properties officeooo:rsid="0014ce84" officeooo:paragraph-rsid="00a1d451"/>
    </style:style>
    <style:style style:name="P4" style:family="paragraph" style:parent-style-name="Text_20_body">
      <style:text-properties officeooo:paragraph-rsid="0014ce84"/>
    </style:style>
    <style:style style:name="P5" style:family="paragraph" style:parent-style-name="Text_20_body">
      <style:paragraph-properties fo:text-align="start" style:justify-single-word="false"/>
      <style:text-properties officeooo:rsid="005f2803" officeooo:paragraph-rsid="007f3a2e"/>
    </style:style>
    <style:style style:name="P6" style:family="paragraph" style:parent-style-name="Text_20_body">
      <style:text-properties officeooo:paragraph-rsid="004f5367"/>
    </style:style>
    <style:style style:name="P7" style:family="paragraph" style:parent-style-name="Text_20_body">
      <style:text-properties officeooo:paragraph-rsid="009f431f"/>
    </style:style>
    <style:style style:name="P8" style:family="paragraph" style:parent-style-name="Heading_20_1">
      <style:text-properties officeooo:paragraph-rsid="00175c61"/>
    </style:style>
    <style:style style:name="P9" style:family="paragraph" style:parent-style-name="Heading_20_1">
      <style:text-properties officeooo:rsid="00254c33" officeooo:paragraph-rsid="00254c33"/>
    </style:style>
    <style:style style:name="P10" style:family="paragraph" style:parent-style-name="Heading_20_2">
      <style:text-properties officeooo:rsid="0014ce84" officeooo:paragraph-rsid="0014ce84"/>
    </style:style>
    <style:style style:name="P11" style:family="paragraph" style:parent-style-name="Heading_20_2">
      <style:text-properties officeooo:rsid="007440df" officeooo:paragraph-rsid="007440df"/>
    </style:style>
    <style:style style:name="P12" style:family="paragraph" style:parent-style-name="Heading_20_2">
      <style:text-properties officeooo:rsid="001524ae" officeooo:paragraph-rsid="001524ae"/>
    </style:style>
    <style:style style:name="P13" style:family="paragraph" style:parent-style-name="Heading_20_3">
      <style:text-properties fo:text-transform="uppercase" style:font-name="Raleway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14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5" style:family="paragraph" style:parent-style-name="Heading_20_5">
      <style:text-properties officeooo:paragraph-rsid="00254c33"/>
    </style:style>
    <style:style style:name="P16" style:family="paragraph" style:parent-style-name="Heading_20_6">
      <style:text-properties officeooo:paragraph-rsid="004ec25f"/>
    </style:style>
    <style:style style:name="P17" style:family="paragraph" style:parent-style-name="Heading_20_6">
      <style:text-properties officeooo:rsid="00254c33" officeooo:paragraph-rsid="00254c33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>
      <style:text-properties officeooo:paragraph-rsid="00a407fd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20pt" fo:font-weight="150" officeooo:rsid="005d140f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8" style:family="text">
      <style:text-properties officeooo:rsid="00175c61"/>
    </style:style>
    <style:style style:name="T9" style:family="text">
      <style:text-properties officeooo:rsid="00254c33"/>
    </style:style>
    <style:style style:name="T10" style:family="text">
      <style:text-properties officeooo:rsid="00319e0e"/>
    </style:style>
    <style:style style:name="T11" style:family="text">
      <style:text-properties officeooo:rsid="0032ce52"/>
    </style:style>
    <style:style style:name="T12" style:family="text">
      <style:text-properties officeooo:rsid="0034bb7c"/>
    </style:style>
    <style:style style:name="T13" style:family="text">
      <style:text-properties officeooo:rsid="0036642b"/>
    </style:style>
    <style:style style:name="T14" style:family="text">
      <style:text-properties officeooo:rsid="0038fb4f"/>
    </style:style>
    <style:style style:name="T15" style:family="text">
      <style:text-properties officeooo:rsid="003d9ee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4c33" style:font-style-asian="normal" style:font-style-complex="normal"/>
    </style:style>
    <style:style style:name="T18" style:family="text">
      <style:text-properties fo:font-style="normal" officeooo:rsid="006ddbf8" style:font-style-asian="normal" style:font-style-complex="normal"/>
    </style:style>
    <style:style style:name="T19" style:family="text">
      <style:text-properties fo:font-style="normal" officeooo:rsid="00a36bc5" style:font-style-asian="normal" style:font-style-complex="normal"/>
    </style:style>
    <style:style style:name="T20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6ddbf8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6ff0a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9b9554" style:font-style-asian="normal" style:font-weight-asian="bold" style:font-style-complex="normal" style:font-weight-complex="bold"/>
    </style:style>
    <style:style style:name="T2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ddbf8" style:font-weight-asian="bold" style:font-weight-complex="bold"/>
    </style:style>
    <style:style style:name="T31" style:family="text">
      <style:text-properties fo:font-weight="bold" officeooo:rsid="006f13f6" style:font-weight-asian="bold" style:font-weight-complex="bold"/>
    </style:style>
    <style:style style:name="T32" style:family="text">
      <style:text-properties officeooo:rsid="005d140f"/>
    </style:style>
    <style:style style:name="T33" style:family="text">
      <style:text-properties officeooo:rsid="005fc5e6"/>
    </style:style>
    <style:style style:name="T34" style:family="text">
      <style:text-properties officeooo:rsid="00693932"/>
    </style:style>
    <style:style style:name="T35" style:family="text">
      <style:text-properties officeooo:rsid="00796737"/>
    </style:style>
    <style:style style:name="T36" style:family="text">
      <style:text-properties officeooo:rsid="007cd5f1"/>
    </style:style>
    <style:style style:name="T37" style:family="text">
      <style:text-properties officeooo:rsid="009b516b"/>
    </style:style>
    <style:style style:name="T38" style:family="text">
      <style:text-properties officeooo:rsid="00a07719"/>
    </style:style>
    <style:style style:name="T39" style:family="text">
      <style:text-properties officeooo:rsid="00a34749"/>
    </style:style>
    <style:style style:name="T40" style:family="text">
      <style:text-properties officeooo:rsid="00a36bc5"/>
    </style:style>
    <style:style style:name="T41" style:family="text">
      <style:text-properties officeooo:rsid="00a3ea07"/>
    </style:style>
    <style:style style:name="T42" style:family="text">
      <style:text-properties officeooo:rsid="007bb553"/>
    </style:style>
    <style:style style:name="T43" style:family="text">
      <style:text-properties officeooo:rsid="008b16f1"/>
    </style:style>
    <style:style style:name="T44" style:family="text">
      <style:text-properties officeooo:rsid="00a407fd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3" text:outline-level="3"><text:span text:style-name="T10">ignacio</text:span> <text:span text:style-name="T10">conde</text:span></text:h>
      <text:h text:style-name="P14" text:outline-level="4">Software <text:span text:style-name="T35">Engineer</text:span></text:h>
      <text:h text:style-name="P10" text:outline-level="2">P<text:span text:style-name="T32">erfil</text:span></text:h>
      <text:p text:style-name="P7">Desarrollador de software con una amplia gama de habilidades. Proactivo, honesto, directo, con excelente toma de decisiones y atención al detalle.</text:p>
      <text:p text:style-name="P7"><text:span text:style-name="T39">A</text:span>ltamente comprometido en mi continua evolución como desarrollador.</text:p>
      <text:h text:style-name="P10" text:outline-level="2">Contact<text:span text:style-name="T32">o</text:span></text:h>
      <text:p text:style-name="P2"><text:span text:style-name="T32">Dirección</text:span>:<text:line-break/><text:span text:style-name="T38">Núñez</text:span>, <text:span text:style-name="T12">Buenos Ai</text:span><text:span text:style-name="T13">r</text:span><text:span text:style-name="T12">es, </text:span><text:span text:style-name="T13">Argentina</text:span></text:p>
      <text:p text:style-name="P4"><text:span text:style-name="T1">E-Mail:<text:line-break/></text:span><text:a xlink:type="simple" xlink:href="mailto:ignaciomconde@gmail.com" text:style-name="Internet_20_link" text:visited-style-name="Visited_20_Internet_20_Link"><text:span text:style-name="T11">ignaciomconde</text:span><text:span text:style-name="T3">@</text:span><text:span text:style-name="T4">gmail</text:span><text:span text:style-name="T1">.com</text:span></text:a></text:p>
      <text:p text:style-name="P1"><text:span text:style-name="T36">Website</text:span><text:span text:style-name="T2">:<text:line-break/></text:span><text:a xlink:type="simple" xlink:href="http://www.ignaciomconde.com/" text:style-name="Internet_20_link" text:visited-style-name="Visited_20_Internet_20_Link"><text:span text:style-name="T36">www.ignaciomconde.com</text:span></text:a></text:p>
      <text:p text:style-name="P3"><text:span text:style-name="T33">Telé</text:span><text:span text:style-name="T34">fono</text:span>:<text:line-break/><text:span text:style-name="T11">+54 </text:span><text:span text:style-name="T2">(</text:span><text:span text:style-name="T11">911</text:span><text:span text:style-name="T2">) 3384-9746</text:span></text:p>
      <text:h text:style-name="P11" text:outline-level="2">Tecnologías</text:h>
      <text:p text:style-name="P5">Linux</text:p>
      <text:p text:style-name="P5">C, C++, C#</text:p>
      <text:p text:style-name="P5">Godot, Unity</text:p>
      <text:h text:style-name="P12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8E936B39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8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E9AEDCAC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0">Github</text:span></text:a></text:p>
      <text:h text:style-name="P8" text:outline-level="1" text:is-list-header="true"><text:span text:style-name="T8">E</text:span><text:span text:style-name="T5">xperienc</text:span><text:span text:style-name="T6">ia</text:span></text:h>
      <text:h text:style-name="Heading_20_5" text:outline-level="5"><text:span text:style-name="T15">Game Create Repeat</text:span> – <text:span text:style-name="T15">Software Engineer</text:span></text:h>
      <text:h text:style-name="Heading_20_6" text:outline-level="6"><text:span text:style-name="T25">September</text:span><text:span text:style-name="T24"> 20</text:span><text:span text:style-name="T25">21</text:span><text:span text:style-name="T24"> – </text:span><text:span text:style-name="T25">March 202</text:span><text:span text:style-name="T28">2</text:span></text:h>
      <text:list text:style-name="L1">
        <text:list-item>
          <text:p text:style-name="P18"><text:span text:style-name="T22">Desarrollo</text:span><text:span text:style-name="T21"> de </text:span><text:span text:style-name="T22">G</text:span><text:span text:style-name="T21">ameplay </text:span><text:span text:style-name="T23">(Unity C#)</text:span><text:span text:style-name="T17">: </text:span><text:span text:style-name="T19">Altamente calificado</text:span><text:span text:style-name="T17"> </text:span><text:span text:style-name="T19">para</text:span><text:span text:style-name="T17"> implementar y optimizar mecánicas de juego </text:span><text:span text:style-name="T19">con el fin de </text:span><text:span text:style-name="T17">mejorar la experiencia de juego.</text:span></text:p>
        </text:list-item>
      </text:list>
      <text:h text:style-name="Heading_20_5" text:outline-level="5"><text:span text:style-name="T15">Xappia</text:span> – <text:span text:style-name="T15">Software Developer</text:span></text:h>
      <text:h text:style-name="P16" text:outline-level="6"><text:span text:style-name="T25">June</text:span><text:span text:style-name="T24"> 20</text:span><text:span text:style-name="T25">19</text:span><text:span text:style-name="T24"> – </text:span><text:span text:style-name="T25">August</text:span><text:span text:style-name="T26"> 20</text:span><text:span text:style-name="T27">20</text:span></text:h>
      <text:list text:style-name="L2">
        <text:list-item>
          <text:p text:style-name="P19"><text:span text:style-name="T31">Desarrollo</text:span><text:span text:style-name="T30"> en </text:span><text:span text:style-name="T29">Salesforce</text:span>: <text:span text:style-name="T40">D</text:span>esarrollo de Apex y Visualforce, creando soluciones personalizadas para satisfacer diversas necesidades comerciales <text:span text:style-name="T39">dentro de</text:span> la plataforma Salesforce.</text:p>
        </text:list-item>
      </text:list>
      <text:list text:style-name="L3">
        <text:list-item>
          <text:p text:style-name="P20"><text:span text:style-name="T20">T</text:span><text:span text:style-name="Strong_20_Emphasis"><text:span text:style-name="T18">rabajo en equipo</text:span></text:span><text:span text:style-name="T16">: </text:span><text:span text:style-name="T19">Capacidad de trabajo en equipo</text:span><text:span text:style-name="T16"> con sólidas habilidades de comunicación, alcanzando objetivos a través del diálogo abierto y la responsabilidad compartida.</text:span></text:p>
        </text:list-item>
      </text:list>
      <text:h text:style-name="P9" text:outline-level="1">Educa<text:span text:style-name="T32">c</text:span>i<text:span text:style-name="T32">ó</text:span>n</text:h>
      <text:h text:style-name="P15" text:outline-level="5"><text:span text:style-name="T7">Universidad de Ciencias Empresariales y Sociales</text:span><text:span text:style-name="T9"> – </text:span><text:span text:style-name="T7">Systems Engineering</text:span></text:h>
      <text:h text:style-name="P17" text:outline-level="6">20<text:span text:style-name="T14">17</text:span></text:h>
      <text:p text:style-name="P6">Arquitectura de computadoras, Sistemas operativos. <text:span text:style-name="T41">Modelado de datos, Procesos, Requerimientos, Diseño, Construcción, Debugging, Testing, Deployment y Mantenimiento de Software.<text:line-break/>Git, </text:span>Redes y protocolos de comunicación.<text:line-break/><text:span text:style-name="T37">Lenguajes: C, C++, Java.</text:span></text:p>
      <text:h text:style-name="Heading_20_5" text:outline-level="5"><text:span text:style-name="T7">Escuela DaVinci</text:span><text:span text:style-name="T9"> – </text:span><text:span text:style-name="T7">Game Development</text:span></text:h>
      <text:h text:style-name="Heading_20_6" text:outline-level="6"><text:span text:style-name="T9">20</text:span><text:span text:style-name="T14">14</text:span></text:h>
      <text:p text:style-name="P21">Desarrollo de juegos, Diseño de juegos, Diseño gráfico, Modelado 3D, Grabación y edición de audio.<text:line-break/><text:span text:style-name="T44">Lenguajes</text:span><text:span text:style-name="T42">: </text:span><text:span text:style-name="T43">Actionscript (Adobe Flash)</text:span><text:span text:style-name="T42">, </text:span><text:span text:style-name="T43">C# (Unity)</text:span><text:span text:style-name="T4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41M5S</meta:editing-duration>
    <meta:editing-cycles>63</meta:editing-cycles>
    <meta:generator>LibreOffice/24.2.5.2$Linux_X86_64 LibreOffice_project/bffef4ea93e59bebbeaf7f431bb02b1a39ee8a59</meta:generator>
    <dc:title>Minimalist_Resume</dc:title>
    <dc:date>2024-08-09T05:16:17.951041625</dc:date>
    <meta:print-date>2024-04-06T20:55:41.886476681</meta:print-date>
    <meta:printed-by>PDF files</meta:printed-by>
    <meta:document-statistic meta:table-count="0" meta:image-count="2" meta:object-count="0" meta:page-count="1" meta:paragraph-count="32" meta:word-count="214" meta:character-count="1599" meta:non-whitespace-character-count="1414"/>
  </office:meta>
</office:document-meta>
</file>